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6cm" svg:stroke-color="#000000" draw:marker-start-width="0.414cm" draw:marker-end-width="0.414cm" draw:fill="solid" draw:fill-color="#e6e6e6" draw:textarea-horizontal-align="justify" draw:textarea-vertical-align="middle" draw:auto-grow-height="false" fo:min-height="6.174cm" fo:min-width="24.924cm" fo:padding-top="0.163cm" fo:padding-bottom="0.163cm" fo:padding-left="0.288cm" fo:padding-right="0.288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6.25cm" fo:min-width="0.7cm"/>
    </style:style>
    <style:style style:name="gr3" style:family="graphic" style:parent-style-name="standard">
      <style:graphic-properties draw:stroke="none" svg:stroke-opacity="100%" draw:fill="solid" draw:fill-color="#0099ff" draw:opacity="30%" draw:textarea-horizontal-align="left" draw:textarea-vertical-align="top" draw:auto-grow-height="false" fo:min-height="6.25cm" fo:min-width="20.5cm" fo:wrap-option="wrap"/>
    </style:style>
    <style:style style:name="gr4" style:family="graphic" style:parent-style-name="standard">
      <style:graphic-properties draw:stroke="solid" svg:stroke-width="0.076cm" svg:stroke-color="#000000" draw:marker-start-width="0.414cm" draw:marker-end-width="0.414cm" draw:fill="none" draw:fill-color="#e6e6e6" draw:textarea-horizontal-align="justify" draw:textarea-vertical-align="middle" draw:auto-grow-height="false" fo:min-height="6.174cm" fo:min-width="24.924cm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opacity="100%" draw:fill="solid" draw:fill-color="#ffffff" draw:opacity="30%" draw:textarea-horizontal-align="left" draw:textarea-vertical-align="top" draw:auto-grow-height="false" fo:min-height="4.477cm" fo:min-width="20.5cm" fo:wrap-option="wrap"/>
    </style:style>
    <style:style style:name="gr6" style:family="graphic" style:parent-style-name="standard">
      <style:graphic-properties draw:stroke="none" draw:fill="solid" draw:fill-color="#ff420e" draw:opacity="60%" draw:textarea-horizontal-align="left" draw:textarea-vertical-align="top" draw:auto-grow-height="false" fo:min-height="2.75cm" fo:min-width="6.1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8" style:family="graphic" style:parent-style-name="objectwithoutfill">
      <style:graphic-properties svg:stroke-width="0.178cm" svg:stroke-color="#808080" draw:marker-start-width="0.566cm" draw:marker-end="Rounded_20_short_20_Arrow" draw:marker-end-width="0.566cm" svg:stroke-linecap="round" draw:fill="none" draw:textarea-horizontal-align="center" draw:textarea-vertical-align="middle" fo:padding-top="0.213cm" fo:padding-bottom="0.213cm" fo:padding-left="0.338cm" fo:padding-right="0.33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05cm" style:use-optimal-column-width="false"/>
    </style:style>
    <style:style style:name="co2" style:family="table-column">
      <style:table-column-properties style:column-width="3.313cm" style:use-optimal-column-width="false"/>
    </style:style>
    <style:style style:name="ro1" style:family="table-row">
      <style:table-row-properties style:row-height="0.807cm"/>
    </style:style>
    <style:style style:name="ro2" style:family="table-row">
      <style:table-row-properties style:row-height="0.82cm"/>
    </style:style>
    <style:style style:name="ce1" style:family="table-cell">
      <loext:graphic-properties style:repeat="repeat"/>
      <style:paragraph-properties fo:border="0.03pt solid #000000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style:repeat="repeat"/>
      <style:paragraph-properties fo:border="0.03pt solid #000000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99ff" draw:opacity="30%"/>
      <style:paragraph-properties fo:text-align="start"/>
      <style:text-properties fo:text-shadow="1pt 1pt" fo:font-weight="bold" style:font-weight-asian="bold" style:font-weight-complex="bold"/>
    </style:style>
    <style:style style:name="P5" style:family="paragraph">
      <loext:graphic-properties draw:fill="none" draw:fill-color="#e6e6e6"/>
      <style:paragraph-properties fo:text-align="center"/>
    </style:style>
    <style:style style:name="P6" style:family="paragraph">
      <loext:graphic-properties draw:fill="solid" draw:fill-color="#ffffff" draw:opacity="30%"/>
      <style:paragraph-properties fo:text-align="start"/>
      <style:text-properties fo:text-shadow="1pt 1pt" fo:font-weight="bold" style:font-weight-asian="bold" style:font-weight-complex="bold"/>
    </style:style>
    <style:style style:name="P7" style:family="paragraph">
      <loext:graphic-properties draw:fill="solid" draw:fill-color="#ff420e" draw:opacity="60%"/>
      <style:paragraph-properties fo:text-align="start"/>
      <style:text-properties fo:font-size="18pt" fo:text-shadow="1pt 1pt" fo:font-weight="bold" style:font-size-asian="18pt" style:font-weight-asian="bold" style:font-size-complex="18pt" style:font-weight-complex="bold"/>
    </style:style>
    <style:style style:name="P8" style:family="paragraph">
      <style:paragraph-properties fo:text-align="start"/>
      <style:text-properties fo:hyphenate="true"/>
    </style:style>
    <style:style style:name="P9" style:family="paragraph">
      <loext:graphic-properties draw:fill="none" draw:fill-color="#ffffff"/>
      <style:paragraph-properties fo:text-align="start"/>
      <style:text-properties style:font-name="Sans-serif" fo:font-size="13pt" style:font-size-asian="13pt" style:font-size-complex="13pt" fo:hyphenate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Sans-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5cm" svg:height="6.5cm" svg:x="1.2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3.2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5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6.8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8.6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10.4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12.2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14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15.8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17.6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19.4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21.2cm" svg:y="12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6.5cm" svg:x="23cm" svg:y="12.5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cm" svg:height="6.5cm" svg:x="3.2cm" svg:y="12.519cm">
          <text:p text:style-name="P3"><text:span text:style-name="T1">.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.5cm" svg:height="6.5cm" svg:x="1.2cm" svg:y="12.5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1cm" svg:height="4.727cm" svg:x="3.2cm" svg:y="13.792cm">
          <text:p text:style-name="P3"><text:span text:style-name="T1">.row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6cm" svg:height="3cm" svg:x="3.2cm" svg:y="15.019cm">
          <text:p text:style-name="P3"><text:span text:style-name="T2">.col-md-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6cm" svg:height="3cm" svg:x="10.4cm" svg:y="15.019cm">
          <text:p text:style-name="P3"><text:span text:style-name="T2">.col-md-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6cm" svg:height="3cm" svg:x="17.6cm" svg:y="15.019cm">
          <text:p text:style-name="P3"><text:span text:style-name="T2">.col-md-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3.227cm" svg:height="2.433cm" svg:x="1.2cm" svg:y="9.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Extra Small</text:span></text:p>
              </table:table-cell>
              <table:table-cell>
                <text:p><text:span text:style-name="T3">Small</text:span></text:p>
              </table:table-cell>
              <table:table-cell>
                <text:p><text:span text:style-name="T3">Medium</text:span></text:p>
              </table:table-cell>
              <table:table-cell>
                <text:p><text:span text:style-name="T3">Large</text:span></text:p>
              </table:table-cell>
            </table:table-row>
            <table:table-row table:style-name="ro1" table:default-cell-style-name="ce1">
              <table:table-cell>
                <text:p><text:span text:style-name="T3">&lt; 768 px</text:span></text:p>
              </table:table-cell>
              <table:table-cell>
                <text:p><text:span text:style-name="T3">≥ </text:span><text:span text:style-name="T3">768 px</text:span></text:p>
              </table:table-cell>
              <table:table-cell>
                <text:p><text:span text:style-name="T3">≥ </text:span><text:span text:style-name="T3">992 px</text:span></text:p>
              </table:table-cell>
              <table:table-cell>
                <text:p><text:span text:style-name="T3">≥ </text:span><text:span text:style-name="T3">1200 px</text:span></text:p>
              </table:table-cell>
            </table:table-row>
            <table:table-row table:style-name="ro2" table:default-cell-style-name="ce2">
              <table:table-cell>
                <text:p><text:span text:style-name="T4">.col-xs-…</text:span></text:p>
              </table:table-cell>
              <table:table-cell>
                <text:p><text:span text:style-name="T4">.col-sm-…</text:span></text:p>
              </table:table-cell>
              <table:table-cell>
                <text:p><text:span text:style-name="T4">.col-md-…</text:span></text:p>
              </table:table-cell>
              <table:table-cell>
                <text:p><text:span text:style-name="T4">.col-lg-…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7.758cm" svg:height="3.426cm" svg:x="10.319cm" svg:y="5.8cm">
          <draw:text-box>
            <text:p text:style-name="P8"><text:span text:style-name="T5">Bei Geräten ab der Klasse Medium erscheinen die Spalten nebeneinander. Bei kleineren Geräten werden die Spalten in voller Breiter untereinander angezeigt.</text:span></text:p>
          </draw:text-box>
        </draw:frame>
        <draw:path draw:style-name="gr8" draw:text-style-name="P10" draw:layer="layout" svg:width="1.763cm" svg:height="0.358cm" draw:transform="rotate (0.785398163397448) translate (9.0226636379869cm 8.97033636201307cm)" svg:viewBox="0 0 1764 359" svg:d="M1764 109c0 0-307-109-686-109s-1078 359-1078 359">
          <text:p/>
        </draw:path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18T07:07:50.510483111</meta:creation-date>
    <dc:date>2017-09-18T08:03:50.212057902</dc:date>
    <dc:creator>Dennis Schulmeister-Zimolong</dc:creator>
    <meta:editing-duration>PT13M31S</meta:editing-duration>
    <meta:editing-cycles>3</meta:editing-cycles>
    <meta:generator>LibreOffice/5.4.1.2.0$Linux_X86_64 LibreOffice_project/40m0$Build-2</meta:generator>
    <meta:document-statistic meta:object-count="45"/>
  </office:meta>
</office:document-meta>
</file>